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399e4" officeooo:paragraph-rsid="000399e4"/>
    </style:style>
    <style:style style:name="P3" style:family="paragraph" style:parent-style-name="Standard">
      <style:text-properties officeooo:rsid="000432e2" officeooo:paragraph-rsid="000432e2"/>
    </style:style>
    <style:style style:name="P4" style:family="paragraph" style:parent-style-name="Preformatted_20_Text">
      <style:text-properties officeooo:rsid="000399e4" officeooo:paragraph-rsid="000399e4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Preformatted_20_Text">
      <style:text-properties officeooo:rsid="00050228" officeooo:paragraph-rsid="00050228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Standard">
      <style:text-properties officeooo:rsid="00050228" officeooo:paragraph-rsid="00050228"/>
    </style:style>
    <style:style style:name="P9" style:family="paragraph" style:parent-style-name="Standard">
      <style:text-properties officeooo:rsid="000399e4" officeooo:paragraph-rsid="000399e4"/>
    </style:style>
    <style:style style:name="P10" style:family="paragraph" style:parent-style-name="Standard">
      <style:text-properties fo:font-weight="bold" officeooo:rsid="00050228" officeooo:paragraph-rsid="0007a244" style:font-weight-asian="bold" style:font-weight-complex="bold"/>
    </style:style>
    <style:style style:name="P11" style:family="paragraph" style:parent-style-name="Standard">
      <style:text-properties fo:font-weight="bold" officeooo:rsid="0007a244" officeooo:paragraph-rsid="0007a24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98ca"/>
    </style:style>
    <style:style style:name="T3" style:family="text">
      <style:text-properties officeooo:rsid="00068603"/>
    </style:style>
    <style:style style:name="T4" style:family="text">
      <style:text-properties officeooo:rsid="0007a2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2" text:outline-level="2">Contexte du projet</text:h>
      <text:p text:style-name="Text_20_body">Créer un compte MongoDB Atlas.</text:p>
      <text:p text:style-name="Text_20_body">Créer un cluster, au moins un utilisateur. Télécharger MongoDB Compass et se connecter.</text:p>
      <text:p text:style-name="Text_20_body">Répondre aux questions suivantes (attention, les questions sont légèrement différentes).</text:p>
      <text:p text:style-name="Text_20_body"/>
      <text:p text:style-name="Text_20_body"><text:span text:style-name="T1">Collection Voiture</text:span> :</text:p>
      <text:p text:style-name="Text_20_body">1- Insérer les documents dans une collection Voiture</text:p>
      <text:p text:style-name="Text_20_body">2- Selectionner tous les documents Selectionner tous les documents avec Valerio ou Rafik en propriétaire</text:p>
      <text:p text:style-name="Text_20_body">3- Mettre à jour tous les documents avec Valerio en propriétaire : Ajouter un champ Propriétaire Precedent auquel vous donnerez la valeur Valerio Mettre à jour la valeur du champ Propriétaire avec votre prénom</text:p>
      <text:p text:style-name="Text_20_body">4- Supprimer tous les documents ayant "Couleur":"Blanc"</text:p>
      <text:p text:style-name="Text_20_body"/>
      <text:p text:style-name="P1">Collection Collectionneur :</text:p>
      <text:p text:style-name="Text_20_body">On souhaite organiser les mêmes données de façon différente. On aura un champ prorpiétaire et un champ voiture de type array, contenant toutes les voitures possédées par le collectionneur.</text:p>
      <text:p text:style-name="Text_20_body">1- Insérer les documents dans une collection Collectionneur</text:p>
      <text:p text:style-name="Text_20_body">2- Selectionner tous les documents Selectionner tous les documents avec Valerio ou Rafik en propriétaire</text:p>
      <text:p text:style-name="Text_20_body">3- Mettre à jour tous les documents avec Valerio en propriétaire : Ajouter un champ PropriétairePrecedent auquel vous donnerez la valeur Valerio Mettre à jour la valeur du champ Propriétaire avec votre prénom</text:p>
      <text:p text:style-name="Text_20_body">4- Supprimer tous les documents ayant "Couleur":"Blanc"</text:p>
      <text:p text:style-name="Text_20_body">5- Selectionner tous les documents ayant "Couleur":"Noir", et remarquez le détail du résultat. En fonction de la documentation MongoDB, expliquez le résultat et proposez un design différent pour la collection ou un filtre différent.</text:p>
      <text:p text:style-name="Standard"/>
      <text:h text:style-name="Heading_20_2" text:outline-level="2">Livrables</text:h>
      <text:p text:style-name="Text_20_body">Livrables Si vous passez par l'interface de MongoDB Compass : - le fichier json utilisé - pour chaque question, le filtre utilisé - une capture d'écran si vous utilisez un menu en particulier Si vous passez par Mongo Shell ou une autre interface : - le fichier json utilisé - signaler par quelle interface vous passez - fournir le code approprié pour chaque question</text:p>
      <text:p text:style-name="Standard"/>
      <text:p text:style-name="Standard"><text:soft-page-break/></text:p>
      <text:p text:style-name="P2">INSTRUCTIONS / CORRECTION :</text:p>
      <text:p text:style-name="P2"/>
      <text:p text:style-name="P4"><text:span text:style-name="Source_20_Text">db.voitures.distinct('Propriétaire').forEach((name) =&gt; {</text:span></text:p>
      <text:p text:style-name="Preformatted_20_Text"><text:span text:style-name="Source_20_Text"><text:s text:c="2"/>db.collectionneur.insert({ Propriétaire: name, voitures: db.voitures.find({Propriétaire: name}, {_id: 0, Propriétaire: 0}).toArray()})</text:span></text:p>
      <text:p text:style-name="P5"><text:span text:style-name="Source_20_Text">})</text:span></text:p>
      <text:p text:style-name="P2"/>
      <text:p text:style-name="P2">Q4 / Collecteur</text:p>
      <text:p text:style-name="P4"><text:span text:style-name="Source_20_Text">db.collectionneur.find({'voitures.Couleur': 'Blanc'}, {'Propriétaire': 1}).forEach((doc) =&gt; {</text:span></text:p>
      <text:p text:style-name="Preformatted_20_Text"><text:span text:style-name="Source_20_Text"><text:s text:c="2"/>db.collectionneur.updateMany({_id: doc._id}, { $set: {</text:span></text:p>
      <text:p text:style-name="Preformatted_20_Text"><text:span text:style-name="Source_20_Text"><text:s text:c="4"/>voitures: db.collectionneur.findOne({_id: doc._id}, {voitures: 1, _id: 0}).voitures.filter((voiture) =&gt; voiture.Couleur != "Blanc"),</text:span></text:p>
      <text:p text:style-name="Preformatted_20_Text"><text:span text:style-name="Source_20_Text"><text:s text:c="2"/>}})</text:span></text:p>
      <text:p text:style-name="P5"><text:span text:style-name="Source_20_Text">})</text:span></text:p>
      <text:p text:style-name="P2"/>
      <text:p text:style-name="P8">Valerio :</text:p>
      <text:p text:style-name="P2">db.Collectionneurs.find({"voiture.couleur":"Noir"},{"voiture.$":1})</text:p>
      <text:p text:style-name="Standard">à adapter en fonction du nom de vos collections ou champs, ou utilisation des majuscules/minuscules</text:p>
      <text:p text:style-name="Standard"/>
      <text:p text:style-name="P3">NB : voir notion de projection =&gt; Consulter la documentation <text:span text:style-name="T2">shell mongo !!</text:span></text:p>
      <text:p text:style-name="Standard"/>
      <text:p text:style-name="Standard"/>
      <text:p text:style-name="P8">Valerio :</text:p>
      <text:p text:style-name="P8"/>
      <text:p text:style-name="P6"><text:span text:style-name="Source_20_Text">[{$match: { <text:s/>"voiture.couleur" : "Noir"}}, </text:span></text:p>
      <text:p text:style-name="Preformatted_20_Text"><text:span text:style-name="Source_20_Text">{$unwind: { <text:s/>path: "$voiture"}}, </text:span></text:p>
      <text:p text:style-name="Preformatted_20_Text"><text:span text:style-name="Source_20_Text">{$match: { <text:s text:c="3"/>"voiture.couleur" : "Noir"}}, </text:span></text:p>
      <text:p text:style-name="Preformatted_20_Text"><text:span text:style-name="Source_20_Text">{$group: { <text:s/>_id: "$_id", <text:s/></text:span></text:p>
      <text:p text:style-name="Preformatted_20_Text"><text:span text:style-name="Source_20_Text">proprietaire: {"$first":"$proprietaire"}, <text:s text:c="3"/></text:span></text:p>
      <text:p text:style-name="P5"><text:span text:style-name="Source_20_Text">voiture:{$push:"$voiture"} }}]</text:span></text:p>
      <text:p text:style-name="P10"><text:span text:style-name="T4">Code promotionnel : </text:span>W<text:span text:style-name="T3">BM2 =&gt;&gt; Total Direct Energie</text:span></text:p>
      <text:p text:style-name="P11">Cf. Résiliation appartement / Appartement</text:p>
      <text:p text:style-name="P11">service.client@total-directenergie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7T18:26:30.442369018</meta:creation-date>
    <dc:date>2021-05-21T16:35:46.240387909</dc:date>
    <meta:editing-duration>PT1H31M3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406" meta:character-count="3047" meta:non-whitespace-character-count="2658"/>
  </office:meta>
</office:document-meta>
</file>